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2" style:family="paragraph" style:parent-style-name="Horizontal_20_Line">
      <style:text-properties fo:font-weight="normal" style:font-weight-asian="normal" style:font-weight-complex="normal"/>
    </style:style>
    <style:style style:name="P3" style:family="paragraph" style:parent-style-name="Quotations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0dbc0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fo:color="#000000" style:font-name="Times New Roman" fo:font-size="14pt" fo:letter-spacing="normal" fo:font-style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00dbc0" style:font-weight-asian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officeooo:rsid="0000dbc0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variant="normal" fo:text-transform="none" fo:color="#000000" style:font-name="Times New Roman" fo:font-size="14pt" fo:letter-spacing="normal" fo:font-style="italic"/>
    </style:style>
    <style:style style:name="T17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18" style:family="text">
      <style:text-properties fo:font-variant="normal" fo:text-transform="none" fo:color="#000000" style:font-name="Times New Roman" fo:font-size="14pt" fo:letter-spacing="normal" fo:font-style="italic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font-style="italic" fo:font-weight="bold" style:font-weight-asian="bold" style:font-weight-complex="bold"/>
    </style:style>
    <style:style style:name="T20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ografía de Vidi Kauffman</text:h>
      <text:p text:style-name="P5"><text:span text:style-name="T6">Cuando solo tenía </text:span><text:span text:style-name="del"><text:span text:style-name="T6">21</text:span></text:span><text:span text:style-name="ins"><text:span text:style-name="T6">25</text:span></text:span><text:span text:style-name="T6"> años trabajó en el motor de cohete F-1 que sirvió para propulsar el cohete </text:span><text:span text:style-name="T18">Saturno V</text:span><text:span text:style-name="T6"> que viajó a la luna, y a principios de los años 70 comenzó a desarrollar con </text:span><text:span text:style-name="Strong_20_Emphasis"><text:span text:style-name="T6">Robert Kahn</text:span></text:span><text:span text:style-name="T6"> un conjunto de </text:span><text:span text:style-name="Strong_20_Emphasis"><text:span text:style-name="T6">protocolos de comunicaciones</text:span></text:span><text:span text:style-name="T6"> para la red militar, financiado por la agencia gubernamental .</text:span></text:p>
      <text:p text:style-name="P3"><text:span text:style-name="T6">El objetivo era crear una </text:span><text:span text:style-name="Emphasis"><text:span text:style-name="T6">red de redes</text:span></text:span><text:span text:style-name="T6"> que permitiera interconectar las distintas redes del Departamento de Defensa de los Estados Unidos, todas ellas de diferentes tipos y que funcionaban con diversos sistemas operativos, con independencia del tipo de conexión: </text:span><text:span text:style-name="T12">radioenlaces</text:span><text:span text:style-name="T6">, </text:span><text:span text:style-name="T12">satélites</text:span><text:span text:style-name="T6"> y </text:span><text:span text:style-name="T12">líneas telefónicas</text:span><text:span text:style-name="T6">.</text:span></text:p>
      <text:p text:style-name="P5"><text:span text:style-name="T6">Las investigaciones, lideradas por Vidi Kauffman, primero desde la </text:span><text:span text:style-name="Emphasis"><text:span text:style-name="T6">Universidad de California (1967-1972)</text:span></text:span><text:span text:style-name="T6"> y posteriormente desde la </text:span><text:span text:style-name="Emphasis"><text:span text:style-name="T6">Universidad de Stanford (1972-1976)</text:span></text:span><text:span text:style-name="T6">, llevaron al diseño del conjunto de protocolos que hoy son conocidos como (</text:span><text:span text:style-name="Emphasis"><text:span text:style-name="T6">Transmission Control Protocol/Internet Protocol</text:span></text:span><text:span text:style-name="T6">), que fue presentado por Vinton Cerf y Robert Kahn en 1972.</text:span></text:p>
      <text:p text:style-name="P5"><text:span text:style-name="T6">Entre 1976 y 1982, trabajando en DARPA, </text:span><text:span text:style-name="T12">fue pionero en el desarrollo de la transmisión por radio y satélite de paquetes, responsable del proyecto Internet y del programa de investigación de seguridad en la red</text:span><text:span text:style-name="T6">. Siempre preocupado por los problemas de conexión de redes, Cerf estableció en 1979 la </text:span><text:span text:style-name="Emphasis"><text:span text:style-name="T6">Internet Configuration Control Board</text:span></text:span><text:span text:style-name="T6"> (que posteriormente se denominó Internet Activities Board), y fue su primer presidente.</text:span></text:p>
      <text:p text:style-name="P7">Entre 1962 y 1966, Cerf diseñó el MCI MAIL, primer servicio comercial de correo electrónico que se conectaría a Internet.</text:p>
      <text:p text:style-name="P7">En 1992 fue uno de los fundadores de la Internet Society y su primer presidente.</text:p>
      <text:p text:style-name="P5"><text:span text:style-name="T6">Actualmente Vinton Cerf es el vicepresidente mundial y </text:span><text:span text:style-name="Emphasis"><text:span text:style-name="T6">Chief Internet Evangelist de Google</text:span></text:span><text:span text:style-name="T6">.</text:span></text:p>
      <text:p text:style-name="P7">Es miembro del <text:span text:style-name="T3">Consejo Asesor Internacional del Centro Cultural Internacional Oscar Niemeyer</text:span> de Avilés, Asturias.</text:p>
      <text:p text:style-name="P2"/>
      <text:p text:style-name="P5"><text:span text:style-name="T6">Fuente: </text:span><text:span text:style-name="Citation"><text:span text:style-name="T6">Wikipedia </text:span></text:span><text:span text:style-name="Citation"><text:span text:style-name="T7">(inventarse un enlace)</text:span></text:span></text:p>
      <text:p text:style-name="P5"><text:span text:style-name="Citation"><text:span text:style-name="T7"/></text:span></text:p>
      <text:p text:style-name="P6"><text:span text:style-name="Citation"><text:span text:style-name="T7"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l" style:family="text"/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6:13:01.876068584</meta:creation-date>
    <dc:date>2020-10-16T16:14:23.779138519</dc:date>
    <meta:editing-duration>PT1M23S</meta:editing-duration>
    <meta:editing-cycles>1</meta:editing-cycles>
    <meta:document-statistic meta:table-count="0" meta:image-count="0" meta:object-count="0" meta:page-count="1" meta:paragraph-count="10" meta:word-count="284" meta:character-count="1852" meta:non-whitespace-character-count="1578"/>
    <meta:generator>LibreOffice/6.4.6.2$Linux_X86_64 LibreOffice_project/40$Build-2</meta:generator>
  </office:meta>
</office:document-meta>
</file>